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ddbd4" officeooo:paragraph-rsid="000ddbd4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ext_20_body" style:list-style-name="L1">
      <style:text-properties officeooo:rsid="000ddbd4" officeooo:paragraph-rsid="000ddbd4"/>
    </style:style>
    <style:style style:name="P5" style:family="paragraph" style:parent-style-name="Text_20_body" style:list-style-name="L1">
      <style:text-properties officeooo:rsid="000f9fd1" officeooo:paragraph-rsid="00124501"/>
    </style:style>
    <style:style style:name="P6" style:family="paragraph" style:parent-style-name="Text_20_body" style:list-style-name="L1">
      <style:text-properties officeooo:rsid="000f9fd1" officeooo:paragraph-rsid="000f9fd1"/>
    </style:style>
    <style:style style:name="P7" style:family="paragraph" style:parent-style-name="Text_20_body" style:list-style-name="L1">
      <style:text-properties officeooo:rsid="0013e57f" officeooo:paragraph-rsid="0013e57f"/>
    </style:style>
    <style:style style:name="P8" style:family="paragraph" style:parent-style-name="Text_20_body">
      <style:paragraph-properties fo:text-align="center" style:justify-single-word="false"/>
      <style:text-properties fo:font-style="normal" fo:font-weight="normal" officeooo:rsid="003455e1" officeooo:paragraph-rsid="00141602" style:font-style-asian="normal" style:font-weight-asian="normal" style:font-style-complex="normal" style:font-weight-complex="normal"/>
    </style:style>
    <style:style style:name="T1" style:family="text">
      <style:text-properties officeooo:rsid="000f9fd1"/>
    </style:style>
    <style:style style:name="T2" style:family="text">
      <style:text-properties officeooo:rsid="001188c3"/>
    </style:style>
    <style:style style:name="T3" style:family="text">
      <style:text-properties officeooo:rsid="00124501"/>
    </style:style>
    <style:style style:name="T4" style:family="text">
      <style:text-properties officeooo:rsid="0013e57f"/>
    </style:style>
    <style:style style:name="T5" style:family="text">
      <style:text-properties officeooo:rsid="00141602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2">Approvazione sconto retta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Antonella: <text:span text:style-name="T3">genitore/docente</text:span>;</text:p>
            <text:p text:style-name="P2">Ettore: <text:span text:style-name="T1">dirigente</text:span> asilo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1531970" text:style-name="L1">
              <text:list-item>
                <text:p text:style-name="P4">Ettore <text:span text:style-name="T1">dirigente</text:span> dell'asilo riceve una <text:span text:style-name="T2">mail</text:span> la quale dice che anche nell'anno 2012/2013 dovrà applicare lo sconto al personale universitario sulla retta mensile dell'asilo.</text:p>
              </text:list-item>
              <text:list-item>
                <text:p text:style-name="P5">Ettore accede al servizio e effettua il login con i propri dati.</text:p>
              </text:list-item>
              <text:list-item>
                <text:p text:style-name="P6"><text:s/>Ettore,<text:span text:style-name="T4">dopo l'accesso, entra nell'area per la visualizzazione di tutti gli iscritti e stabilisce chi può usufruire dello sconto</text:span>.</text:p>
              </text:list-item>
              <text:list-item>
                <text:p text:style-name="P4">Ettore <text:span text:style-name="T2">fornisce al sistema la nuova lista, di chi è risultato idoneo allo sconto.</text:span></text:p>
              </text:list-item>
              <text:list-item>
                <text:p text:style-name="P4"><text:span text:style-name="T4">Il sistema</text:span> aggiorna il proprio piano di pagamenti in base alla nuova direttiva.</text:p>
              </text:list-item>
              <text:list-item>
                <text:p text:style-name="P7">Il sistema invia un e-mail informativa a tutti gli iscritti idonei a riceve lo sconto.</text:p>
              </text:list-item>
              <text:list-item>
                <text:p text:style-name="P4">Antonella riceve una mail che le comunica che può usufruire dello sconto. </text:p>
              </text:list-item>
              <text:list-item>
                <text:p text:style-name="P7">Ettore esce dal sistema.</text:p>
              </text:list-item>
            </text:list>
          </table:table-cell>
        </table:table-row>
      </table:table>
      <text:p text:style-name="P8"><text:span text:style-name="T5">SC 8:Ettore, dirigente dell'asilo, approva lo sconto sulla retta di mamma Antonell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4:56:35.36</meta:creation-date>
    <meta:editing-duration>P0D</meta:editing-duration>
    <meta:editing-cycles>8</meta:editing-cycles>
    <meta:generator>LibreOffice/3.6$Windows_x86 LibreOffice_project/da8c1e6-fd468f4-454e206-f42a4a9-143cfd</meta:generator>
    <dc:date>2012-10-25T11:39:33.85</dc:date>
    <meta:document-statistic meta:table-count="1" meta:image-count="0" meta:object-count="0" meta:page-count="1" meta:paragraph-count="15" meta:word-count="149" meta:character-count="952" meta:non-whitespace-character-count="823"/>
  </office:meta>
</office:document-meta>
</file>